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ObjectTest_readObject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ObjectTest_readObject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SONObjectTest_readObject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SONObjectTest_readObject.test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SONObjectTest_readObject.test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SONObjectTest_readObjec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ObjectTest_readObjec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